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style:font-name-complex="David"/>
    </style:style>
    <style:style style:name="T6" style:family="text">
      <style:text-properties style:font-name-complex="David"/>
    </style:style>
    <style:style style:name="T7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9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7">60385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/>הום סנטר </text:span><text:span text:style-name="T4">–</text:span><text:span text:style-name="T4"> סניף ראשל"צ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לחי 4 מתחם </text:span><text:span text:style-name="T4">G</text:span><text:span text:style-name="T4">1 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31"/>03-9412314 <text:s text:c="112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5"/>מנהל הסניף והקב"ט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3"/>בכניסה לסניף מצד ימין- לוח פיקוד כבאים <text:s text:c="6"/>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 </text:span></text:p>
      <text:p text:style-name="P1"><text:span text:style-name="T1">מיקום ברזי כיבוי עיקריים "3</text:span><text:span text:style-name="T4"> <text:s text:c="4"/>בשטחי המגרש- מתחם החניה <text:s text:c="94"/>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קובי זיתוני</text:p>
          </table:table-cell>
          <table:table-cell table:style-name="Table2.A1" office:value-type="string">
            <text:p text:style-name="P14">מנהל סניף</text:p>
          </table:table-cell>
          <table:table-cell table:style-name="Table2.A1" office:value-type="string">
            <text:p text:style-name="P14">03-9412314</text:p>
          </table:table-cell>
          <table:table-cell table:style-name="Table2.A1" office:value-type="string">
            <text:p text:style-name="P14">0542299198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זאב פיינון</text:p>
          </table:table-cell>
          <table:table-cell table:style-name="Table2.A1" office:value-type="string">
            <text:p text:style-name="P14">סגן מנהל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42299255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יוסי גבע</text:p>
          </table:table-cell>
          <table:table-cell table:style-name="Table2.A1" office:value-type="string">
            <text:p text:style-name="P14">סגן מנהל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42299062</text:p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14">לאה כדלוב</text:p>
          </table:table-cell>
          <table:table-cell table:style-name="Table2.A1" office:value-type="string">
            <text:p text:style-name="P14">סגנית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42299052</text:p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8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4">מטעני אש גדולים מסומנים שונים- חיורי העבחם במחלקת <text:s/>גינון </text:span>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9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לוח פיקוד כבאים בכניסה ראשית בצד ימין. יציאות חירום משטחי החנות מובילות לכל הכיוונים</text:p>
          </table:table-cell>
        </table:table-row>
        <table:table-row table:style-name="Table5.1">
          <table:table-cell table:style-name="Table5.A1" office:value-type="string">
            <text:p text:style-name="P14">בחנות תפוסת הקהל גדולה מטעני בתנוע גדולים אחסנה גדולה </text:p>
          </table:table-cell>
        </table:table-row>
        <table:table-row table:style-name="Table5.1">
          <table:table-cell table:style-name="Table5.A1" office:value-type="string">
            <text:p text:style-name="P1"><text:span text:style-name="T4">בחצר הפכינם מחסנים אחסנה קבועים.</text:span>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2T04:46:00</meta:creation-date>
    <dc:creator>אתי מנצור</dc:creator>
    <dc:date>2013-08-12T04:47:00</dc:date>
    <meta:print-date>2012-01-05T14:00:00</meta:print-date>
    <meta:editing-cycles>3</meta:editing-cycles>
    <meta:editing-duration>PT1M</meta:editing-duration>
    <meta:document-statistic meta:table-count="6" meta:image-count="0" meta:object-count="0" meta:page-count="2" meta:paragraph-count="58" meta:word-count="184" meta:character-count="1710"/>
    <meta:generator>OpenOffice/4.0.1$Win32 OpenOffice.org_project/401m5$Build-9714</meta:generator>
  </office:meta>
</office:document-meta>
</file>